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Cartoon Characters</text:p>
      <text:p text:style-name="Standard"/>
      <text:list xml:id="list3119062482695183941" text:style-name="L1">
        <text:list-item>
          <text:list>
            <text:list-item>
              <text:list>
                <text:list-item>
                  <text:p text:style-name="P1">Albuquerque</text:p>
                  <text:list>
                    <text:list-item>
                      <text:p text:style-name="P1"><text:a xlink:type="simple" xlink:href="https://fotoeins.com/2018/11/19/that-left-turn-in-albuquerque/#:~:text=%E2%80%9CI%20knew%20I%20should've,one%20very%20specific%20geographical%20reference." text:style-name="Internet_20_link" text:visited-style-name="Visited_20_Internet_20_Link">Source</text:a></text:p>
                    </text:list-item>
                  </text:list>
                </text:list-item>
                <text:list-item>
                  <text:p text:style-name="P1">Mortimer</text:p>
                  <text:list>
                    <text:list-item>
                      <text:p text:style-name="P1"><text:a xlink:type="simple" xlink:href="https://en.wikipedia.org/wiki/Mickey_Mouse#:~:text=%22Mortimer%20Mouse%22%20had%20been%20Disney's,Mickey%20Mouse%20came%20to%20be." text:style-name="Internet_20_link" text:visited-style-name="Visited_20_Internet_20_Link">Source</text:a></text:p>
                    </text:list-item>
                  </text:list>
                </text:list-item>
                <text:list-item>
                  <text:p text:style-name="P1">Strawberry Shortcake</text:p>
                  <text:list>
                    <text:list-item>
                      <text:p text:style-name="P1"><text:a xlink:type="simple" xlink:href="https://carnegiemuseums.org/magazine-archive/1997/mayjun/dept4.htm#:~:text=Surprisingly,%20eggplants,%20tomatoes%20and%20avocados,embedded%20in%20a%20fleshy%20receptacle." text:style-name="Internet_20_link" text:visited-style-name="Visited_20_Internet_20_Link">Source</text:a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US States</text:p>
      <text:list xml:id="list6649003448073957558" text:style-name="L2">
        <text:list-item>
          <text:list>
            <text:list-item>
              <text:list>
                <text:list-item>
                  <text:p text:style-name="P2">NJ</text:p>
                  <text:list>
                    <text:list-item>
                      <text:p text:style-name="P2"><text:a xlink:type="simple" xlink:href="https://www.nationsonline.org/oneworld/US-states-population.htm#:~:text=The%20most%20densely%20populated%20state,state%20in%20the%20United%20States." text:style-name="Internet_20_link" text:visited-style-name="Visited_20_Internet_20_Link">Source</text:a></text:p>
                    </text:list-item>
                  </text:list>
                </text:list-item>
                <text:list-item>
                  <text:p text:style-name="P2">NJ has no state nut</text:p>
                  <text:list>
                    <text:list-item>
                      <text:p text:style-name="P2"><text:a xlink:type="simple" xlink:href="https://en.wikipedia.org/wiki/List_of_U.S._state_foods" text:style-name="Internet_20_link" text:visited-style-name="Visited_20_Internet_20_Link">Source</text:a></text:p>
                    </text:list-item>
                  </text:list>
                </text:list-item>
                <text:list-item>
                  <text:p text:style-name="P2">Hazelnut or Filbert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Amazing Movies</text:p>
      <text:list xml:id="list827027003460503217" text:style-name="L3">
        <text:list-item>
          <text:list>
            <text:list-item>
              <text:list>
                <text:list-item>
                  <text:p text:style-name="P3">Monty Python and the Holy Grail</text:p>
                  <text:list>
                    <text:list-item>
                      <text:p text:style-name="P3"><text:a xlink:type="simple" xlink:href="https://en.wikipedia.org/wiki/Knights_Who_Say_%22Ni!%22" text:style-name="Internet_20_link" text:visited-style-name="Visited_20_Internet_20_Link">Sourc</text:a>e</text:p>
                    </text:list-item>
                  </text:list>
                </text:list-item>
                <text:list-item>
                  <text:p text:style-name="P3">Nosfuratu</text:p>
                </text:list-item>
                <text:list-item>
                  <text:p text:style-name="P3">Jennifer Grey</text:p>
                </text:list-item>
              </text:list>
            </text:list-item>
          </text:list>
        </text:list-item>
      </text:list>
      <text:p text:style-name="Standard"/>
      <text:p text:style-name="Standard">Bad Movies</text:p>
      <text:list xml:id="list166265582394210434" text:style-name="L4">
        <text:list-item>
          <text:list>
            <text:list-item>
              <text:list>
                <text:list-item>
                  <text:p text:style-name="P4">Attack of the Killer Tomatoes</text:p>
                </text:list-item>
                <text:list-item>
                  <text:p text:style-name="P4">Plan Nine From Out Space</text:p>
                </text:list-item>
                <text:list-item>
                  <text:p text:style-name="P4">Battlefield <text:s/>Earth</text:p>
                </text:list-item>
              </text:list>
            </text:list-item>
          </text:list>
        </text:list-item>
      </text:list>
      <text:p text:style-name="Standard"/>
      <text:p text:style-name="Standard">Board Game</text:p>
      <text:list xml:id="list950640313674330921" text:style-name="L5">
        <text:list-item>
          <text:list>
            <text:list-item>
              <text:list>
                <text:list-item>
                  <text:p text:style-name="P5">Mediteranian Ave and Baltic Ave</text:p>
                </text:list-item>
                <text:list-item>
                  <text:p text:style-name="P5">Orange</text:p>
                  <text:list>
                    <text:list-item>
                      <text:p text:style-name="P5"><text:a xlink:type="simple" xlink:href="https://monopoly.fandom.com/wiki/Boardwalk" text:style-name="Internet_20_link" text:visited-style-name="Visited_20_Internet_20_Link">Source</text:a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English</text:p>
      <text:list xml:id="list7714955290531363309" text:style-name="L6">
        <text:list-item>
          <text:list>
            <text:list-item>
              <text:list>
                <text:list-item>
                  <text:p text:style-name="P6">Tricked</text:p>
                  <text:list>
                    <text:list-item>
                      <text:p text:style-name="P6"><text:a xlink:type="simple" xlink:href="https://www.merriam-webster.com/dictionary/buffalo#examples" text:style-name="Internet_20_link" text:visited-style-name="Visited_20_Internet_20_Link">Source</text:a></text:p>
                    </text:list-item>
                  </text:list>
                </text:list-item>
                <text:list-item>
                  <text:p text:style-name="P6">4</text:p>
                  <text:list>
                    <text:list-item>
                      <text:p text:style-name="P6">Look at 6/2</text:p>
                    </text:list-item>
                    <text:list-item>
                      <text:p text:style-name="P6"><text:a xlink:type="simple" xlink:href="https://www.merriam-webster.com/dictionary/bimonthly" text:style-name="Internet_20_link" text:visited-style-name="Visited_20_Internet_20_Link">Source</text:a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Science</text:p>
      <text:list xml:id="list6907639168096272825" text:style-name="L7">
        <text:list-item>
          <text:list>
            <text:list-item>
              <text:list>
                <text:list-item>
                  <text:p text:style-name="P7">Salt</text:p>
                  <text:list>
                    <text:list-item>
                      <text:p text:style-name="P7">Salt melting point – 1,474F, Aluminum – 1,221, Baking soda - 122, sugar – 369</text:p>
                    </text:list-item>
                  </text:list>
                </text:list-item>
                <text:list-item>
                  <text:p text:style-name="P7">Between 40-60%</text:p>
                  <text:list>
                    <text:list-item>
                      <text:p text:style-name="P7"><text:a xlink:type="simple" xlink:href="https://www.cdc.gov/flu/vaccines-work/vaccineeffect.htm#:~:text=While%20vaccine%20effectiveness%20(VE)%20can,used%20to%20make%20flu%20vaccines." text:style-name="Internet_20_link" text:visited-style-name="Visited_20_Internet_20_Link">Source</text:a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90's Music</text:p>
      <text:list xml:id="list5472630100557246936" text:style-name="L8">
        <text:list-item>
          <text:list>
            <text:list-item>
              <text:list>
                <text:list-item>
                  <text:p text:style-name="P8">Black Sabboth</text:p>
                </text:list-item>
                <text:list-item>
                  <text:p text:style-name="P8"><text:soft-page-break/>Natalie Imbruglia</text:p>
                </text:list-item>
              </text:list>
            </text:list-item>
          </text:list>
        </text:list-item>
      </text:list>
      <text:p text:style-name="Standard"/>
      <text:p text:style-name="Standard">Inventors</text:p>
      <text:list xml:id="list4039520385592910861" text:style-name="L9">
        <text:list-item>
          <text:list>
            <text:list-item>
              <text:list>
                <text:list-item>
                  <text:p text:style-name="P9">Thomas Edison</text:p>
                </text:list-item>
                <text:list-item>
                  <text:p text:style-name="P9">Bakelite</text:p>
                  <text:list>
                    <text:list-item>
                      <text:p text:style-name="P9"><text:a xlink:type="simple" xlink:href="../../Trivia_DontNeed/SourceData/Bakelite-Wiki.pdf" text:style-name="Internet_20_link" text:visited-style-name="Visited_20_Internet_20_Link">Source</text:a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Awesome Movies</text:p>
      <text:list xml:id="list6070056328288339823" text:style-name="L11">
        <text:list-item>
          <text:list>
            <text:list-item>
              <text:list>
                <text:list-item>
                  <text:p text:style-name="P11">He wanted to watch it</text:p>
                  <text:list>
                    <text:list-item>
                      <text:p text:style-name="P11"><text:a xlink:type="simple" xlink:href="https://en.wikipedia.org/wiki/Monty_Python%27s_Life_of_Brian#:~:text=The%20film%20would%20not%20have,world's%20most%20expensive%20cinema%20ticket.%22" text:style-name="Internet_20_link" text:visited-style-name="Visited_20_Internet_20_Link">Source</text:a></text:p>
                    </text:list-item>
                  </text:list>
                </text:list-item>
                <text:list-item>
                  <text:p text:style-name="P11">Ruth Gordon</text:p>
                </text:list-item>
                <text:list-item>
                  <text:p text:style-name="P11">Rosemary's Baby</text:p>
                  <text:list>
                    <text:list-item>
                      <text:p text:style-name="P11"><text:a xlink:type="simple" xlink:href="https://www.thekitchn.com/post-3-14041" text:style-name="Internet_20_link" text:visited-style-name="Visited_20_Internet_20_Link">Source</text:a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80's Music</text:p>
      <text:list xml:id="list8750947950722463561" text:style-name="L12">
        <text:list-item>
          <text:list>
            <text:list-item>
              <text:list>
                <text:list-item>
                  <text:p text:style-name="P12">Traveling Wilburies</text:p>
                </text:list-item>
                <text:list-item>
                  <text:p text:style-name="P12">Bob Dylan, George Harrison, Jeff Lynne, Roy Orbison and Tom Petty</text:p>
                </text:list-item>
                <text:list-item>
                  <text:p text:style-name="P12"><text:s/>Traveling Wilburys forms as a result of making a recoring on George Harrison's solo album, Cloud 9</text:p>
                  <text:list>
                    <text:list-item>
                      <text:p text:style-name="P12"><text:a xlink:type="simple" xlink:href="https://en.wikipedia.org/wiki/Traveling_Wilburys" text:style-name="Internet_20_link" text:visited-style-name="Visited_20_Internet_20_Link">Source</text:a>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Sports</text:p>
      <text:list xml:id="list1857418705190847247" text:style-name="L13">
        <text:list-item>
          <text:list>
            <text:list-item>
              <text:list>
                <text:list-item>
                  <text:p text:style-name="P13">Curling</text:p>
                  <text:list>
                    <text:list-item>
                      <text:p text:style-name="P13"><text:a xlink:type="simple" xlink:href="https://www.trycurling.com/basics/equipment/" text:style-name="Internet_20_link" text:visited-style-name="Visited_20_Internet_20_Link">Source</text:a></text:p>
                    </text:list-item>
                  </text:list>
                </text:list-item>
                <text:list-item>
                  <text:p text:style-name="P13">Surfing</text:p>
                  <text:list>
                    <text:list-item>
                      <text:p text:style-name="P13"><text:a xlink:type="simple" xlink:href="https://www.iberdrola.com/social-commitment/new-olympic-sports" text:style-name="Internet_20_link" text:visited-style-name="Visited_20_Internet_20_Link">Source</text:a></text:p>
                    </text:list-item>
                  </text:list>
                </text:list-item>
                <text:list-item>
                  <text:p text:style-name="P13">Gymnastics</text:p>
                </text:list-item>
              </text:list>
            </text:list-item>
          </text:list>
        </text:list-item>
      </text:list>
      <text:p text:style-name="Standard"/>
      <text:p text:style-name="Standard">US History</text:p>
      <text:list xml:id="list4747889162393606629" text:style-name="L14">
        <text:list-item>
          <text:list>
            <text:list-item>
              <text:list>
                <text:list-item>
                  <text:p text:style-name="P14">William Henry Harrison</text:p>
                </text:list-item>
                <text:list-item>
                  <text:p text:style-name="P14">Treaty of Paris</text:p>
                  <text:list>
                    <text:list-item>
                      <text:p text:style-name="P14"><text:a xlink:type="simple" xlink:href="https://en.wikipedia.org/wiki/Treaty_of_Paris_(1783)" text:style-name="Internet_20_link" text:visited-style-name="Visited_20_Internet_20_Link">Source</text:a></text:p>
                    </text:list-item>
                  </text:list>
                </text:list-item>
                <text:list-item>
                  <text:p text:style-name="P14">Hung</text:p>
                  <text:list>
                    <text:list-item>
                      <text:p text:style-name="P14"><text:a xlink:type="simple" xlink:href="https://www.history.com/news/were-witches-burned-at-the-stake-during-the-salem-witch-trials" text:style-name="Internet_20_link" text:visited-style-name="Visited_20_Internet_20_Link">Source</text:a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acey Melnick</meta:initial-creator>
    <meta:creation-date>2022-09-17T08:20:17.33</meta:creation-date>
    <dc:date>2022-12-06T03:55:54.21</dc:date>
    <dc:creator>Stacey Melnick</dc:creator>
    <meta:editing-duration>PT2H18M34S</meta:editing-duration>
    <meta:editing-cycles>5</meta:editing-cycles>
    <meta:generator>OpenOffice/4.1.3$Win32 OpenOffice.org_project/413m1$Build-9783</meta:generator>
    <meta:document-statistic meta:table-count="0" meta:image-count="0" meta:object-count="0" meta:page-count="2" meta:paragraph-count="68" meta:word-count="213" meta:character-count="1051"/>
  </office:meta>
</office:document-meta>
</file>